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C0000028A8C9C31E7.png" manifest:media-type="image/png"/>
  <manifest:file-entry manifest:full-path="Pictures/10000201000001CC0000028A0FF4E41F.png" manifest:media-type="image/png"/>
  <manifest:file-entry manifest:full-path="Pictures/10000201000001CD0000028A641A5D96.png" manifest:media-type="image/png"/>
  <manifest:file-entry manifest:full-path="Pictures/10000201000001B60000028AB1A9C5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618cm" svg:height="11.307cm" draw:z-index="0"><draw:image xlink:href="Pictures/10000201000001B60000028AB1A9C593.png" xlink:type="simple" xlink:show="embed" xlink:actuate="onLoad"/></draw:frame><draw:frame draw:style-name="fr2" draw:name="Image2" text:anchor-type="paragraph" svg:x="8.239cm" svg:y="0cm" svg:width="8.017cm" svg:height="11.305cm" draw:z-index="1"><draw:image xlink:href="Pictures/10000201000001CD0000028A641A5D96.png" xlink:type="simple" xlink:show="embed" xlink:actuate="onLoad"/></draw:frame><draw:frame draw:style-name="fr2" draw:name="Image3" text:anchor-type="paragraph" svg:x="-0.104cm" svg:y="11.97cm" svg:width="8.001cm" svg:height="11.305cm" draw:z-index="2"><draw:image xlink:href="Pictures/10000201000001CC0000028A0FF4E41F.png" xlink:type="simple" xlink:show="embed" xlink:actuate="onLoad"/></draw:frame><draw:frame draw:style-name="fr2" draw:name="Image4" text:anchor-type="paragraph" svg:x="8.22cm" svg:y="12.005cm" svg:width="8.001cm" svg:height="11.305cm" draw:z-index="3"><draw:image xlink:href="Pictures/10000201000001CC0000028A8C9C31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4T09:44:50.908183000</meta:creation-date>
    <dc:date>2015-06-04T09:49:23.534901000</dc:date>
    <meta:editing-duration>P0D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4.2.6.3$MacOSX_X86_64 LibreOffice_project/3fd416d4c6db7d3204c17ce57a1d70f6e531ee21</meta:generator>
  </office:meta>
</office:document-meta>
</file>